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1d21" officeooo:paragraph-rsid="00061d21"/>
    </style:style>
    <style:style style:name="P2" style:family="paragraph" style:parent-style-name="Standard">
      <style:text-properties officeooo:rsid="0006c80a" officeooo:paragraph-rsid="0006c80a"/>
    </style:style>
    <style:style style:name="P3" style:family="paragraph" style:parent-style-name="Standard">
      <style:text-properties officeooo:rsid="0006c80a" officeooo:paragraph-rsid="000842ea"/>
    </style:style>
    <style:style style:name="P4" style:family="paragraph" style:parent-style-name="Standard">
      <style:text-properties officeooo:rsid="0006c80a" officeooo:paragraph-rsid="0008ec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TRÍCULA: 2018054800</text:p>
      <text:p text:style-name="P1"/>
      <text:p text:style-name="P1">2 - </text:p>
      <text:p text:style-name="P1">A) BOLHA:</text:p>
      <text:p text:style-name="P1">[i = 0] 0 1 2 0 5 4 8 0 0 8 </text:p>
      <text:p text:style-name="P1">[i = 1] 0 1 0 2 4 5 0 0 8 8 </text:p>
      <text:p text:style-name="P1">[i = 2] 0 0 1 2 4 0 0 5 8 8 </text:p>
      <text:p text:style-name="P1">[i = 3] 0 0 1 2 0 0 4 5 8 8 </text:p>
      <text:p text:style-name="P1">[i = 4] 0 0 1 0 0 2 4 5 8 8 </text:p>
      <text:p text:style-name="P1">[i = 5] 0 0 0 0 1 2 4 5 8 8 </text:p>
      <text:p text:style-name="P1">[i = 6] 0 0 0 0 1 2 4 5 8 8 </text:p>
      <text:p text:style-name="P1">[i = 7] 0 0 0 0 1 2 4 5 8 8 </text:p>
      <text:p text:style-name="P1">[i = 8] 0 0 0 0 1 2 4 5 8 8 </text:p>
      <text:p text:style-name="P1"/>
      <text:p text:style-name="P2">B) SELEÇÃO:</text:p>
      <text:p text:style-name="P2">[i = 0] 0 2 1 8 0 5 4 8 0 0 </text:p>
      <text:p text:style-name="P2">[i = 1] 0 0 1 8 2 5 4 8 0 0 </text:p>
      <text:p text:style-name="P2">[i = 2] 0 0 0 8 2 5 4 8 1 0 </text:p>
      <text:p text:style-name="P2">[i = 3] 0 0 0 0 2 5 4 8 1 8 </text:p>
      <text:p text:style-name="P2">[i = 4] 0 0 0 0 1 5 4 8 2 8 </text:p>
      <text:p text:style-name="P2">[i = 5] 0 0 0 0 1 2 4 8 5 8 </text:p>
      <text:p text:style-name="P2">[i = 6] 0 0 0 0 1 2 4 8 5 8 </text:p>
      <text:p text:style-name="P2">[i = 7] 0 0 0 0 1 2 4 5 8 8 </text:p>
      <text:p text:style-name="P2">[i = 8] 0 0 0 0 1 2 4 5 8 8 </text:p>
      <text:p text:style-name="P2"/>
      <text:p text:style-name="P4">C) INSERÇÃO:</text:p>
      <text:p text:style-name="P4"/>
      <text:p text:style-name="P4">[i = 1] 0 2 1 8 0 5 4 8 0 0 </text:p>
      <text:p text:style-name="P4">[i = 2] 0 1 2 8 0 5 4 8 0 0 </text:p>
      <text:p text:style-name="P4">[i = 3] 0 1 2 8 0 5 4 8 0 0 </text:p>
      <text:p text:style-name="P4">[i = 4] 0 0 1 2 8 5 4 8 0 0 </text:p>
      <text:p text:style-name="P4">[i = 5] 0 0 1 2 5 8 4 8 0 0 </text:p>
      <text:p text:style-name="P4">[i = 6] 0 0 1 2 4 5 8 8 0 0 </text:p>
      <text:p text:style-name="P4">[i = 7] 0 0 1 2 4 5 8 8 0 0 </text:p>
      <text:p text:style-name="P4">[i = 8] 0 0 0 1 2 4 5 8 8 0 </text:p>
      <text:p text:style-name="P4">[i = 9] 0 0 0 0 1 2 4 5 8 8 </text:p>
      <text:p text:style-name="P4"><text:line-break/>D) QUICKSORT:</text:p>
      <text:p text:style-name="P3"/>
      <text:p text:style-name="P3">pivot = 0; subvector = 0 0 0 8 1 5 4 8 0 </text:p>
      <text:p text:style-name="P3">pivot = 0; subvector = 0 0 </text:p>
      <text:p text:style-name="P3">pivot = 4; subvector = 2 1 0 4 8 5 </text:p>
      <text:p text:style-name="P3">pivot = 1; subvector = 0 1 </text:p>
      <text:p text:style-name="P3">pivot = 5; subvector = 5 8 </text:p>
      <text:p text:style-name="P3">pivot = 8; subvector = 8 </text:p>
      <text:p text:style-name="P3"><text:line-break/>E) HEAPSORT: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5T07:21:03.615809813</meta:creation-date>
    <dc:date>2019-06-15T10:54:30.685796362</dc:date>
    <meta:editing-duration>PT40M54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40" meta:word-count="417" meta:character-count="1024" meta:non-whitespace-character-count="609"/>
  </office:meta>
</office:document-meta>
</file>